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31100000457CC09B6F109906E07.png" manifest:media-type="image/png"/>
  <manifest:file-entry manifest:full-path="Pictures/100002010000031100000457D2AB87E00E1A630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au6" style:family="table">
      <style:table-properties style:width="17.29cm" table:align="center"/>
    </style:style>
    <style:style style:name="Tableau6.A" style:family="table-column">
      <style:table-column-properties style:column-width="12.3cm"/>
    </style:style>
    <style:style style:name="Tableau6.B" style:family="table-column">
      <style:table-column-properties style:column-width="4.99cm"/>
    </style:style>
    <style:style style:name="Tableau6.A1" style:family="table-cell">
      <style:table-cell-properties fo:background-color="#005073" fo:padding="0.097cm" fo:border-left="0.05pt solid #999999" fo:border-right="none" fo:border-top="0.05pt solid #000000" fo:border-bottom="0.05pt solid #999999">
        <style:background-image/>
      </style:table-cell-properties>
    </style:style>
    <style:style style:name="Tableau6.B1" style:family="table-cell">
      <style:table-cell-properties fo:background-color="transparent" fo:padding="0.097cm" fo:border-left="0.05pt solid #999999" fo:border-right="none" fo:border-top="none" fo:border-bottom="0.05pt solid #999999">
        <style:background-image/>
      </style:table-cell-properties>
    </style:style>
    <style:style style:name="Tableau6.A2" style:family="table-cell">
      <style:table-cell-properties fo:background-color="transparent" fo:padding="0.3cm" fo:border-left="0.05pt solid #999999" fo:border-right="0.05pt solid #000000" fo:border-top="none" fo:border-bottom="0.05pt solid #999999">
        <style:background-image/>
      </style:table-cell-properties>
    </style:style>
    <style:style style:name="Tableau1" style:family="table">
      <style:table-properties style:width="17.29cm" table:align="center"/>
    </style:style>
    <style:style style:name="Tableau1.A" style:family="table-column">
      <style:table-column-properties style:column-width="12.3cm"/>
    </style:style>
    <style:style style:name="Tableau1.B" style:family="table-column">
      <style:table-column-properties style:column-width="4.99cm"/>
    </style:style>
    <style:style style:name="Tableau1.A1" style:family="table-cell">
      <style:table-cell-properties fo:background-color="#005073" fo:padding="0.097cm" fo:border-left="0.05pt solid #999999" fo:border-right="none" fo:border-top="0.05pt solid #000000" fo:border-bottom="0.05pt solid #999999">
        <style:background-image/>
      </style:table-cell-properties>
    </style:style>
    <style:style style:name="Tableau1.B1" style:family="table-cell">
      <style:table-cell-properties fo:background-color="transparent" fo:padding="0.097cm" fo:border-left="0.05pt solid #999999" fo:border-right="none" fo:border-top="none" fo:border-bottom="0.05pt solid #999999">
        <style:background-image/>
      </style:table-cell-properties>
    </style:style>
    <style:style style:name="Tableau1.A2" style:family="table-cell">
      <style:table-cell-properties fo:background-color="transparent" fo:padding="0.3cm" fo:border-left="0.05pt solid #999999" fo:border-right="0.05pt solid #000000" fo:border-top="none" fo:border-bottom="0.05pt solid #999999">
        <style:background-image/>
      </style:table-cell-properties>
    </style:style>
    <style:style style:name="Tableau2" style:family="table">
      <style:table-properties style:width="17.29cm" table:align="center"/>
    </style:style>
    <style:style style:name="Tableau2.A" style:family="table-column">
      <style:table-column-properties style:column-width="12.3cm"/>
    </style:style>
    <style:style style:name="Tableau2.B" style:family="table-column">
      <style:table-column-properties style:column-width="4.99cm"/>
    </style:style>
    <style:style style:name="Tableau2.A1" style:family="table-cell">
      <style:table-cell-properties fo:background-color="#005073" fo:padding="0.097cm" fo:border-left="0.05pt solid #999999" fo:border-right="none" fo:border-top="0.05pt solid #000000" fo:border-bottom="0.05pt solid #999999">
        <style:background-image/>
      </style:table-cell-properties>
    </style:style>
    <style:style style:name="Tableau2.B1" style:family="table-cell">
      <style:table-cell-properties fo:background-color="transparent" fo:padding="0.097cm" fo:border-left="0.05pt solid #999999" fo:border-right="none" fo:border-top="none" fo:border-bottom="0.05pt solid #999999">
        <style:background-image/>
      </style:table-cell-properties>
    </style:style>
    <style:style style:name="Tableau2.A2" style:family="table-cell">
      <style:table-cell-properties fo:background-color="transparent" fo:padding="0.3cm" fo:border-left="0.05pt solid #999999" fo:border-right="0.05pt solid #000000" fo:border-top="none" fo:border-bottom="0.05pt solid #999999">
        <style:background-image/>
      </style:table-cell-properties>
    </style:style>
    <style:style style:name="P1" style:family="paragraph" style:parent-style-name="Standard">
      <style:text-properties fo:color="#ffffff" fo:font-size="20pt" fo:font-weight="bold" officeooo:rsid="000eeeaa" officeooo:paragraph-rsid="000eeeaa" style:font-size-asian="20pt" style:font-weight-asian="bold" style:font-size-complex="20pt" style:font-weight-complex="bold"/>
    </style:style>
    <style:style style:name="P2" style:family="paragraph" style:parent-style-name="Standard">
      <style:paragraph-properties fo:line-height="100%" fo:text-align="start" style:justify-single-word="false"/>
      <style:text-properties fo:color="#ffffff" style:font-name="Liberation Serif" fo:font-size="12pt" fo:font-weight="bold" officeooo:rsid="00157602" officeooo:paragraph-rsid="00157602" style:font-size-asian="12pt" style:font-weight-asian="bold" style:font-size-complex="12pt" style:font-weight-complex="bold"/>
    </style:style>
    <style:style style:name="P3" style:family="paragraph" style:parent-style-name="Standard">
      <style:paragraph-properties fo:line-height="100%" fo:text-align="start" style:justify-single-word="false"/>
      <style:text-properties fo:color="#ffffff" style:font-name="Liberation Serif" fo:font-size="12pt" fo:font-weight="bold" officeooo:rsid="001727d5" officeooo:paragraph-rsid="001727d5" style:font-size-asian="12pt" style:font-weight-asian="bold" style:font-size-complex="12pt" style:font-weight-complex="bold"/>
    </style:style>
    <style:style style:name="P4" style:family="paragraph" style:parent-style-name="Standard">
      <style:paragraph-properties fo:text-align="justify" style:justify-single-word="false"/>
      <style:text-properties style:font-name="Liberation Serif" fo:font-size="11pt" officeooo:rsid="00313887" officeooo:paragraph-rsid="0013b7cc" style:font-size-asian="11pt" style:font-size-complex="11pt"/>
    </style:style>
    <style:style style:name="P5" style:family="paragraph" style:parent-style-name="Standard">
      <style:paragraph-properties fo:text-align="justify" style:justify-single-word="false"/>
      <style:text-properties style:font-name="Liberation Serif" fo:font-size="11pt" officeooo:rsid="00313887" officeooo:paragraph-rsid="001727d5" style:font-size-asian="11pt" style:font-size-complex="11pt"/>
    </style:style>
    <style:style style:name="P6" style:family="paragraph" style:parent-style-name="Standard">
      <style:text-properties officeooo:rsid="001213e4" officeooo:paragraph-rsid="001727d5"/>
    </style:style>
    <style:style style:name="P7" style:family="paragraph" style:parent-style-name="Standard">
      <style:text-properties officeooo:paragraph-rsid="001727d5"/>
    </style:style>
    <style:style style:name="P8" style:family="paragraph" style:parent-style-name="Footer">
      <style:paragraph-properties fo:text-align="end" style:justify-single-word="false"/>
      <style:text-properties fo:color="#005073" fo:font-size="18pt" officeooo:rsid="000eeeaa" officeooo:paragraph-rsid="000eeeaa" style:font-size-asian="18pt" style:font-size-complex="18pt"/>
    </style:style>
    <style:style style:name="P9" style:family="paragraph" style:parent-style-name="Table_20_Contents">
      <style:text-properties style:font-name="Liberation Serif" officeooo:paragraph-rsid="0013b7cc"/>
    </style:style>
    <style:style style:name="P10" style:family="paragraph" style:parent-style-name="Table_20_Contents">
      <style:text-properties style:font-name="Liberation Serif" officeooo:paragraph-rsid="001727d5"/>
    </style:style>
    <style:style style:name="T1" style:family="text">
      <style:text-properties fo:font-size="14pt" style:font-size-asian="14pt" style:font-size-complex="14pt"/>
    </style:style>
    <style:style style:name="T2"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6" table:style-name="Tableau6">
        <table:table-column table:style-name="Tableau6.A"/>
        <table:table-column table:style-name="Tableau6.B"/>
        <table:table-row>
          <table:table-cell table:style-name="Tableau6.A1" office:value-type="string">
            <text:p text:style-name="P2">Présentation</text:p>
          </table:table-cell>
          <table:table-cell table:style-name="Tableau6.B1" office:value-type="string">
            <text:p text:style-name="P9"/>
          </table:table-cell>
        </table:table-row>
        <table:table-row>
          <table:table-cell table:style-name="Tableau6.A2" table:number-columns-spanned="2" office:value-type="string">
            <text:p text:style-name="P4">Lorem ipsum dolor sit amet, consectetur adipiscing elit. Nullam vehicula et enim et dignissim. Praesent leo velit, eleifend at elit ac, fringilla vulputate magna. Sed non dui vitae ligula rhoncus ultricies in et odio. Suspendisse vel consequat nisi. Vivamus cursus gravida lorem, in ornare est sodales sit amet. Praesent tristique orci sed semper hendrerit. Etiam pellentesque eget arcu a ornare. Curabitur magna mauris, cursus et volutpat vel, ullamcorper nec ex. In vestibulum vestibulum dolor, sed faucibus lorem. Fusce et ligula tellus. Nam ullamcorper quam mi, a luctus metus consequat ac. Morbi ut ultrices turpis. In sit amet dapibus lorem, eget pulvinar augue. Mauris eget metus pulvinar orci fermentum blandit. </text:p>
            <text:p text:style-name="P4">Donec est tellus, egestas a consequat sit amet, tincidunt tempus eros. Fusce vitae ipsum dolor. Nunc ac sagittis tortor, sit amet aliquet nisi. Donec sem mauris, eleifend ut bibendum non, laoreet non augue. Pellentesque lacinia dui augue, eu luctus libero luctus sed. Fusce ac convallis quam. Aliquam sodales aliquam ex, a luctus orci ultrices ut. Nunc ultrices augue velit, et ornare quam porttitor eget. Proin et erat ante. Maecenas laoreet tortor id nunc hendrerit vulputate. </text:p>
          </table:table-cell>
          <table:covered-table-cell/>
        </table:table-row>
      </table:table>
      <text:p text:style-name="P6"/>
      <table:table table:name="Tableau1" table:style-name="Tableau1">
        <table:table-column table:style-name="Tableau1.A"/>
        <table:table-column table:style-name="Tableau1.B"/>
        <table:table-row>
          <table:table-cell table:style-name="Tableau1.A1" office:value-type="string">
            <text:p text:style-name="P3">Poursuites d’études</text:p>
          </table:table-cell>
          <table:table-cell table:style-name="Tableau1.B1" office:value-type="string">
            <text:p text:style-name="P10"/>
          </table:table-cell>
        </table:table-row>
        <table:table-row>
          <table:table-cell table:style-name="Tableau1.A2" table:number-columns-spanned="2" office:value-type="string">
            <text:p text:style-name="P5">Lorem ipsum dolor sit amet, consectetur adipiscing elit. Nullam vehicula et enim et dignissim. Praesent leo velit, eleifend at elit ac, fringilla vulputate magna. Sed non dui vitae ligula rhoncus ultricies in et odio. Suspendisse vel consequat nisi. Vivamus cursus gravida lorem, in ornare est sodales sit amet. Praesent tristique orci sed semper hendrerit. Etiam pellentesque eget arcu a ornare. Curabitur magna mauris, cursus et volutpat vel, ullamcorper nec ex. In vestibulum vestibulum dolor, sed faucibus lorem. Fusce et ligula tellus. Nam ullamcorper quam mi, a luctus metus consequat ac. Morbi ut ultrices turpis. In sit amet dapibus lorem, eget pulvinar augue. Mauris eget metus pulvinar orci fermentum blandit. </text:p>
            <text:p text:style-name="P5">Donec est tellus, egestas a consequat sit amet, tincidunt tempus eros. Fusce vitae ipsum dolor. Nunc ac sagittis tortor, sit amet aliquet nisi. Donec sem mauris, eleifend ut bibendum non, laoreet non augue. Pellentesque lacinia dui augue, eu luctus libero luctus sed. Fusce ac convallis quam. Aliquam sodales aliquam ex, a luctus orci ultrices ut. Nunc ultrices augue velit, et ornare quam porttitor eget. Proin et erat ante. Maecenas laoreet tortor id nunc hendrerit vulputate. </text:p>
          </table:table-cell>
          <table:covered-table-cell/>
        </table:table-row>
      </table:table>
      <text:p text:style-name="P7"/>
      <table:table table:name="Tableau2" table:style-name="Tableau2">
        <table:table-column table:style-name="Tableau2.A"/>
        <table:table-column table:style-name="Tableau2.B"/>
        <table:table-row>
          <table:table-cell table:style-name="Tableau2.A1" office:value-type="string">
            <text:p text:style-name="P3">Secteurs d’activités</text:p>
          </table:table-cell>
          <table:table-cell table:style-name="Tableau2.B1" office:value-type="string">
            <text:p text:style-name="P10"/>
          </table:table-cell>
        </table:table-row>
        <table:table-row>
          <table:table-cell table:style-name="Tableau2.A2" table:number-columns-spanned="2" office:value-type="string">
            <text:p text:style-name="P5">Lorem ipsum dolor sit amet, consectetur adipiscing elit. Nullam vehicula et enim et dignissim. Praesent leo velit, eleifend at elit ac, fringilla vulputate magna. Sed non dui vitae ligula rhoncus ultricies in et odio. Suspendisse vel consequat nisi. Vivamus cursus gravida lorem, in ornare est sodales sit amet. Praesent tristique orci sed semper hendrerit. Etiam pellentesque eget arcu a ornare. Curabitur magna mauris, cursus et volutpat vel, ullamcorper nec ex. In vestibulum vestibulum dolor, sed faucibus lorem. Fusce et ligula tellus. Nam ullamcorper quam mi, a luctus metus consequat ac. Morbi ut ultrices turpis. In sit amet dapibus lorem, eget pulvinar augue. Mauris eget metus pulvinar orci fermentum blandit. </text:p>
            <text:p text:style-name="P5">Donec est tellus, egestas a consequat sit amet, tincidunt tempus eros. Fusce vitae ipsum dolor. Nunc ac sagittis tortor, sit amet aliquet nisi. Donec sem mauris, eleifend ut bibendum non, laoreet non augue. Pellentesque lacinia dui augue, eu luctus libero luctus sed. Fusce ac convallis quam. Aliquam sodales aliquam ex, a luctus orci ultrices ut. Nunc ultrices augue velit, et ornare quam porttitor eget. Proin et erat ante. Maecenas laoreet tortor id nunc hendrerit vulputate. </text:p>
          </table:table-cell>
          <table:covered-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draw:fill-image draw:name="fond-portrait" xlink:href="Pictures/100002010000031100000457D2AB87E00E1A630B.png" xlink:type="simple" xlink:show="embed" xlink:actuate="onLoad"/>
    <draw:fill-image draw:name="fond-portrait-40" xlink:href="Pictures/100002010000031100000457CC09B6F109906E07.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color="#ffffff" fo:font-size="20pt" fo:font-weight="bold" officeooo:rsid="000eeeaa" officeooo:paragraph-rsid="000eeeaa" style:font-size-asian="20pt" style:font-weight-asian="bold" style:font-size-complex="20pt" style:font-weight-complex="bold"/>
    </style:style>
    <style:style style:name="MP2" style:family="paragraph" style:parent-style-name="Footer">
      <style:paragraph-properties fo:text-align="end" style:justify-single-word="false"/>
      <style:text-properties fo:color="#005073" fo:font-size="18pt" officeooo:rsid="000eeeaa" officeooo:paragraph-rsid="000eeeaa" style:font-size-asian="18pt" style:font-size-complex="18pt"/>
    </style:style>
    <style:style style:name="MT1" style:family="text">
      <style:text-properties fo:font-size="14pt" style:font-size-asian="14pt" style:font-size-complex="14pt"/>
    </style:style>
    <style:style style:name="MT2" style:family="text">
      <style:text-properties fo:font-weight="bold" style:font-weight-asian="bold" style:font-weight-complex="bold"/>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draw:fill="bitmap" draw:fill-image-name="fond-portrait-40" draw:fill-image-width="0cm" draw:fill-image-height="0cm" style:repeat="stretch" draw:fill-image-ref-point-x="0%" draw:fill-image-ref-point-y="0%" draw:fill-image-ref-point="top" draw:tile-repeat-offset="0% vertical" style:footnote-max-height="0cm">
        <style:background-image xlink:href="Pictures/100002010000031100000457CC09B6F109906E07.png" xlink:type="simple" xlink:actuate="onLoad" style:repeat="stretch"/>
        <style:footnote-sep style:width="0.018cm" style:distance-before-sep="0.101cm" style:distance-after-sep="0.101cm" style:line-style="solid" style:adjustment="left" style:rel-width="25%" style:color="#000000"/>
      </style:page-layout-properties>
      <style:header-style>
        <style:header-footer-properties fo:min-height="0.998cm" fo:margin-left="0.199cm" fo:margin-right="0cm" fo:margin-bottom="0.499cm" fo:background-color="transparent" style:dynamic-spacing="false" draw:fill="none" draw:fill-color="#729fcf"/>
      </style:header-style>
      <style:footer-style>
        <style:header-footer-properties fo:min-height="0.998cm" fo:margin-left="0cm" fo:margin-right="0.199cm" fo:margin-top="0.499cm" fo:background-color="transparent" style:dynamic-spacing="false" draw:fill="none" draw:fill-color="#729fcf"/>
      </style:footer-style>
    </style:page-layout>
  </office:automatic-styles>
  <office:master-styles>
    <style:master-page style:name="Standard" style:page-layout-name="Mpm1">
      <style:header>
        <text:p text:style-name="MP1">Numérique et </text:p>
        <text:p text:style-name="MP1">Sciences Informatiques</text:p>
      </style:header>
      <style:footer>
        <text:p text:style-name="MP2"><text:span text:style-name="MT1">Lycée</text:span> <text:span text:style-name="MT2">J</text:span>ay <text:span text:style-name="MT1">de</text:span> <text:span text:style-name="MT2">B</text:span>eaufor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02T22:44:07.178578075</meta:creation-date>
    <dc:date>2021-02-04T12:35:56.210196997</dc:date>
    <meta:editing-duration>PT29M14S</meta:editing-duration>
    <meta:editing-cycles>9</meta:editing-cycles>
    <meta:generator>LibreOffice/6.1.5.2$Linux_X86_64 LibreOffice_project/10$Build-2</meta:generator>
    <meta:document-statistic meta:table-count="3" meta:image-count="0" meta:object-count="0" meta:page-count="1" meta:paragraph-count="12" meta:word-count="565" meta:character-count="3704" meta:non-whitespace-character-count="3144"/>
  </office:meta>
</office:document-meta>
</file>